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F00000080BE9A5E89443ABEFD.png" manifest:media-type="image/png"/>
  <manifest:file-entry manifest:full-path="Pictures/100000000000016D00000069EB1D1D5517A8102B.png" manifest:media-type="image/png"/>
  <manifest:file-entry manifest:full-path="Pictures/10000000000002BC00000205D0BA1B1FD14452B6.png" manifest:media-type="image/png"/>
  <manifest:file-entry manifest:full-path="Pictures/10000000000002B100000267AFF1D5331B36C42E.png" manifest:media-type="image/png"/>
  <manifest:file-entry manifest:full-path="Pictures/10000000000001F900000158A77E1A00C6CC019B.png" manifest:media-type="image/png"/>
  <manifest:file-entry manifest:full-path="Pictures/10000000000001CF000000DC6D2D0A72A1BE539B.png" manifest:media-type="image/png"/>
  <manifest:file-entry manifest:full-path="Pictures/10000000000002B800000274B8BA331092F324FF.png" manifest:media-type="image/png"/>
  <manifest:file-entry manifest:full-path="Pictures/10000000000001FB00000023B0B20A785D92DBFD.png" manifest:media-type="image/png"/>
  <manifest:file-entry manifest:full-path="Pictures/10000000000002B90000026EFDBBB81E297529C8.png" manifest:media-type="image/png"/>
  <manifest:file-entry manifest:full-path="Pictures/10000000000002040000021E8DFE5E7925CDD036.png" manifest:media-type="image/png"/>
  <manifest:file-entry manifest:full-path="Pictures/1000000000000295000001F3F03DCD46FBFD6DF8.png" manifest:media-type="image/png"/>
  <manifest:file-entry manifest:full-path="Pictures/10000000000001F40000015FED5C7C6ECE0C0AA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2eee"/>
    </style:style>
    <style:style style:name="P2" style:family="paragraph" style:parent-style-name="Standard">
      <style:text-properties officeooo:rsid="0009843c" officeooo:paragraph-rsid="0009843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r un grupo de funciones.</text:p>
      <text:p text:style-name="P1"><draw:frame draw:style-name="fr1" draw:name="Imagen1" text:anchor-type="paragraph" svg:width="17cm" svg:height="15.173cm" draw:z-index="0"><draw:image xlink:href="Pictures/10000000000002B100000267AFF1D5331B36C42E.png" xlink:type="simple" xlink:show="embed" xlink:actuate="onLoad"/></draw:frame></text:p>
      <text:p text:style-name="P2">Le damos a function groups→create group.</text:p>
      <text:p text:style-name="P1"><draw:frame draw:style-name="fr2" draw:name="Imagen2" text:anchor-type="paragraph" svg:width="17cm" svg:height="15.339cm" draw:z-index="1"><draw:image xlink:href="Pictures/10000000000002B800000274B8BA331092F324FF.png" xlink:type="simple" xlink:show="embed" xlink:actuate="onLoad"/></draw:frame><text:soft-page-break/></text:p>
      <text:p text:style-name="P1"><draw:frame draw:style-name="fr3" draw:name="Imagen3" text:anchor-type="paragraph" svg:width="12.25cm" svg:height="5.821cm" draw:z-index="2"><draw:image xlink:href="Pictures/10000000000001CF000000DC6D2D0A72A1BE539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n4" text:anchor-type="paragraph" svg:width="13.416cm" svg:height="0.926cm" draw:z-index="3"><draw:image xlink:href="Pictures/10000000000001FB00000023B0B20A785D92DBFD.png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1"><draw:frame draw:style-name="fr1" draw:name="Imagen5" text:anchor-type="paragraph" svg:width="17cm" svg:height="15.169cm" draw:z-index="4"><draw:image xlink:href="Pictures/10000000000002B90000026EFDBBB81E297529C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n6" text:anchor-type="paragraph" svg:x="3.858cm" svg:y="0.046cm" svg:width="9.657cm" svg:height="2.778cm" draw:z-index="5"><draw:image xlink:href="Pictures/100000000000016D00000069EB1D1D5517A8102B.png" xlink:type="simple" xlink:show="embed" xlink:actuate="onLoad"/></draw:frame></text:p>
      <text:p text:style-name="P1"><draw:frame draw:style-name="fr5" draw:name="Imagen7" text:anchor-type="paragraph" svg:width="13.654cm" svg:height="14.342cm" draw:z-index="6"><draw:image xlink:href="Pictures/10000000000002040000021E8DFE5E7925CDD036.png" xlink:type="simple" xlink:show="embed" xlink:actuate="onLoad"/></draw:frame><text:soft-page-break/></text:p>
      <text:p text:style-name="P1"/>
      <text:p text:style-name="P1"><draw:frame draw:style-name="fr3" draw:name="Imagen8" text:anchor-type="paragraph" svg:width="10.134cm" svg:height="3.387cm" draw:z-index="7"><draw:image xlink:href="Pictures/100000000000017F00000080BE9A5E89443ABEF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Imagen9" text:anchor-type="paragraph" svg:width="13.367cm" svg:height="9.105cm" draw:z-index="8"><draw:image xlink:href="Pictures/10000000000001F900000158A77E1A00C6CC019B.png" xlink:type="simple" xlink:show="embed" xlink:actuate="onLoad"/></draw:frame><text:soft-page-break/></text:p>
      <text:p text:style-name="P1"><draw:frame draw:style-name="fr1" draw:name="Imagen10" text:anchor-type="paragraph" svg:width="17cm" svg:height="12.834cm" draw:z-index="9"><draw:image xlink:href="Pictures/1000000000000295000001F3F03DCD46FBFD6DF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n11" text:anchor-type="paragraph" svg:width="17cm" svg:height="12.555cm" draw:z-index="10"><draw:image xlink:href="Pictures/10000000000002BC00000205D0BA1B1FD14452B6.png" xlink:type="simple" xlink:show="embed" xlink:actuate="onLoad"/></draw:frame></text:p>
      <text:p text:style-name="P1"/>
      <text:p text:style-name="P1"><draw:frame draw:style-name="fr3" draw:name="Imagen12" text:anchor-type="paragraph" svg:width="13.231cm" svg:height="9.289cm" draw:z-index="11"><draw:image xlink:href="Pictures/10000000000001F40000015FED5C7C6ECE0C0AA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3:26:17.439000000</meta:creation-date>
    <dc:date>2019-03-01T13:52:15.408000000</dc:date>
    <meta:editing-duration>PT26M22S</meta:editing-duration>
    <meta:editing-cycles>13</meta:editing-cycles>
    <meta:generator>LibreOffice/5.2.3.3$Windows_x86 LibreOffice_project/d54a8868f08a7b39642414cf2c8ef2f228f780cf</meta:generator>
    <meta:document-statistic meta:table-count="0" meta:image-count="12" meta:object-count="0" meta:page-count="6" meta:paragraph-count="2" meta:word-count="11" meta:character-count="68" meta:non-whitespace-character-count="59"/>
  </office:meta>
</office:document-meta>
</file>